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C">
            <text:p>C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two transport reactions. Note the external concentration of CO2 doesn't influence here the turnover time of CO2 excretion reaction">
            <text:p>Model with two transport reactions. Note the external concentration of CO2 doesn't influence here the turnover time of CO2 excretion reaction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CO2">
            <text:p>x_CO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0.0">
            <text:p>10.0</text:p>
          </table:table-cell>
          <table:table-cell office:value-type="float" office:value="100.0">
            <text:p>100.0</text:p>
          </table:table-cell>
          <table:table-cell office:value-type="float" office:value="8.0">
            <text:p>8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CO2">
            <text:p>x_CO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CO2">
            <text:p>CO2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  <table:table-row>
          <table:table-cell table:style-name="pd1" office:value-type="string" office:string-value="x_CO2">
            <text:p>x_CO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G transport">
            <text:p>G transport</text:p>
          </table:table-cell>
          <table:table-cell table:style-name="pd1" office:value-type="string" office:string-value="CO2 excretion">
            <text:p>CO2 excretion</text:p>
          </table:table-cell>
          <table:table-cell table:style-name="pd1" office:value-type="string" office:string-value="AA production">
            <text:p>AA production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75087499690814">
            <text:p>1.075087499690814</text:p>
          </table:table-cell>
          <table:table-cell office:value-type="float" office:value="0.07508749969081396">
            <text:p>0.07508749969081396</text:p>
          </table:table-cell>
          <table:table-cell office:value-type="float" office:value="0.9584801378793718">
            <text:p>0.9584801378793718</text:p>
          </table:table-cell>
          <table:table-cell office:value-type="float" office:value="0.6700000000000004">
            <text:p>0.6700000000000004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1726127468916363">
            <text:p>1.1726127468916363</text:p>
          </table:table-cell>
          <table:table-cell office:value-type="float" office:value="0.17261274689163628">
            <text:p>0.17261274689163628</text:p>
          </table:table-cell>
          <table:table-cell office:value-type="float" office:value="1.026419883158393">
            <text:p>1.026419883158393</text:p>
          </table:table-cell>
          <table:table-cell office:value-type="float" office:value="0.7222752588465672">
            <text:p>0.7222752588465672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1734411533776423">
            <text:p>1.1734411533776423</text:p>
          </table:table-cell>
          <table:table-cell office:value-type="float" office:value="0.1734411533776423">
            <text:p>0.1734411533776423</text:p>
          </table:table-cell>
          <table:table-cell office:value-type="float" office:value="1.029440822109693">
            <text:p>1.029440822109693</text:p>
          </table:table-cell>
          <table:table-cell office:value-type="float" office:value="0.725424631829133">
            <text:p>0.725424631829133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1746168019018155">
            <text:p>1.1746168019018155</text:p>
          </table:table-cell>
          <table:table-cell office:value-type="float" office:value="0.17461680190181555">
            <text:p>0.17461680190181555</text:p>
          </table:table-cell>
          <table:table-cell office:value-type="float" office:value="1.0337124669584878">
            <text:p>1.0337124669584878</text:p>
          </table:table-cell>
          <table:table-cell office:value-type="float" office:value="0.7299099595521922">
            <text:p>0.7299099595521922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1762468104018908">
            <text:p>1.1762468104018908</text:p>
          </table:table-cell>
          <table:table-cell office:value-type="float" office:value="0.17624681040189094">
            <text:p>0.17624681040189094</text:p>
          </table:table-cell>
          <table:table-cell office:value-type="float" office:value="1.0396045107427048">
            <text:p>1.0396045107427048</text:p>
          </table:table-cell>
          <table:table-cell office:value-type="float" office:value="0.7361595127199968">
            <text:p>0.7361595127199968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1784382780940532">
            <text:p>1.1784382780940532</text:p>
          </table:table-cell>
          <table:table-cell office:value-type="float" office:value="0.1784382780940532">
            <text:p>0.1784382780940532</text:p>
          </table:table-cell>
          <table:table-cell office:value-type="float" office:value="1.0474697932750263">
            <text:p>1.0474697932750263</text:p>
          </table:table-cell>
          <table:table-cell office:value-type="float" office:value="0.7446181074624619">
            <text:p>0.7446181074624619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1812727250899988">
            <text:p>1.1812727250899988</text:p>
          </table:table-cell>
          <table:table-cell office:value-type="float" office:value="0.1812727250899989">
            <text:p>0.1812727250899989</text:p>
          </table:table-cell>
          <table:table-cell office:value-type="float" office:value="1.0575458068038686">
            <text:p>1.0575458068038686</text:p>
          </table:table-cell>
          <table:table-cell office:value-type="float" office:value="0.7556535446027367">
            <text:p>0.7556535446027367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1847740861061882">
            <text:p>1.1847740861061882</text:p>
          </table:table-cell>
          <table:table-cell office:value-type="float" office:value="0.18477408610618815">
            <text:p>0.18477408610618815</text:p>
          </table:table-cell>
          <table:table-cell office:value-type="float" office:value="1.0698391929006372">
            <text:p>1.0698391929006372</text:p>
          </table:table-cell>
          <table:table-cell office:value-type="float" office:value="0.7694299290004266">
            <text:p>0.7694299290004266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1888840037300108">
            <text:p>1.1888840037300108</text:p>
          </table:table-cell>
          <table:table-cell office:value-type="float" office:value="0.1888840037300107">
            <text:p>0.1888840037300107</text:p>
          </table:table-cell>
          <table:table-cell office:value-type="float" office:value="1.0840484466493614">
            <text:p>1.0840484466493614</text:p>
          </table:table-cell>
          <table:table-cell office:value-type="float" office:value="0.7857929716918126">
            <text:p>0.7857929716918126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193460405619287">
            <text:p>1.193460405619287</text:p>
          </table:table-cell>
          <table:table-cell office:value-type="float" office:value="0.19346040561928707">
            <text:p>0.19346040561928707</text:p>
          </table:table-cell>
          <table:table-cell office:value-type="float" office:value="1.0995822662069716">
            <text:p>1.0995822662069716</text:p>
          </table:table-cell>
          <table:table-cell office:value-type="float" office:value="0.8042302226720347">
            <text:p>0.8042302226720347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198304593769272">
            <text:p>1.198304593769272</text:p>
          </table:table-cell>
          <table:table-cell office:value-type="float" office:value="0.19830459376927195">
            <text:p>0.19830459376927195</text:p>
          </table:table-cell>
          <table:table-cell office:value-type="float" office:value="1.1156823295194822">
            <text:p>1.1156823295194822</text:p>
          </table:table-cell>
          <table:table-cell office:value-type="float" office:value="0.8239435398152689">
            <text:p>0.8239435398152689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2032049340465591">
            <text:p>1.2032049340465591</text:p>
          </table:table-cell>
          <table:table-cell office:value-type="float" office:value="0.20320493404655926">
            <text:p>0.20320493404655926</text:p>
          </table:table-cell>
          <table:table-cell office:value-type="float" office:value="1.131593161835964">
            <text:p>1.131593161835964</text:p>
          </table:table-cell>
          <table:table-cell office:value-type="float" office:value="0.8440110235918674">
            <text:p>0.8440110235918674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207976574967214">
            <text:p>1.207976574967214</text:p>
          </table:table-cell>
          <table:table-cell office:value-type="float" office:value="0.20797657496721406">
            <text:p>0.20797657496721406</text:p>
          </table:table-cell>
          <table:table-cell office:value-type="float" office:value="1.1466999368812734">
            <text:p>1.1466999368812734</text:p>
          </table:table-cell>
          <table:table-cell office:value-type="float" office:value="0.8635678107268836">
            <text:p>0.8635678107268836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212483806171684">
            <text:p>1.212483806171684</text:p>
          </table:table-cell>
          <table:table-cell office:value-type="float" office:value="0.21248380617168414">
            <text:p>0.21248380617168414</text:p>
          </table:table-cell>
          <table:table-cell office:value-type="float" office:value="1.160591612951274">
            <text:p>1.160591612951274</text:p>
          </table:table-cell>
          <table:table-cell office:value-type="float" office:value="0.8819372240730096">
            <text:p>0.8819372240730096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2166440406232426">
            <text:p>1.2166440406232426</text:p>
          </table:table-cell>
          <table:table-cell office:value-type="float" office:value="0.2166440406232427">
            <text:p>0.2166440406232427</text:p>
          </table:table-cell>
          <table:table-cell office:value-type="float" office:value="1.1730560320417678">
            <text:p>1.1730560320417678</text:p>
          </table:table-cell>
          <table:table-cell office:value-type="float" office:value="0.8986832501571237">
            <text:p>0.8986832501571237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2204194518124258">
            <text:p>1.2204194518124258</text:p>
          </table:table-cell>
          <table:table-cell office:value-type="float" office:value="0.2204194518124258">
            <text:p>0.2204194518124258</text:p>
          </table:table-cell>
          <table:table-cell office:value-type="float" office:value="1.1840371116426556">
            <text:p>1.1840371116426556</text:p>
          </table:table-cell>
          <table:table-cell office:value-type="float" office:value="0.9135958587831888">
            <text:p>0.9135958587831888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2238050255270585">
            <text:p>1.2238050255270585</text:p>
          </table:table-cell>
          <table:table-cell office:value-type="float" office:value="0.22380502552705855">
            <text:p>0.22380502552705855</text:p>
          </table:table-cell>
          <table:table-cell office:value-type="float" office:value="1.1935839918792173">
            <text:p>1.1935839918792173</text:p>
          </table:table-cell>
          <table:table-cell office:value-type="float" office:value="0.9266410633158776">
            <text:p>0.9266410633158776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2268162731232313">
            <text:p>1.2268162731232313</text:p>
          </table:table-cell>
          <table:table-cell office:value-type="float" office:value="0.22681627312323135">
            <text:p>0.22681627312323135</text:p>
          </table:table-cell>
          <table:table-cell office:value-type="float" office:value="1.2018061682738168">
            <text:p>1.2018061682738168</text:p>
          </table:table-cell>
          <table:table-cell office:value-type="float" office:value="0.9379020765186282">
            <text:p>0.9379020765186282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2294804172970253">
            <text:p>1.2294804172970253</text:p>
          </table:table-cell>
          <table:table-cell office:value-type="float" office:value="0.22948041729702537">
            <text:p>0.22948041729702537</text:p>
          </table:table-cell>
          <table:table-cell office:value-type="float" office:value="1.2088416314348087">
            <text:p>1.2088416314348087</text:p>
          </table:table-cell>
          <table:table-cell office:value-type="float" office:value="0.9475292042869587">
            <text:p>0.9475292042869587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2318298341545681">
            <text:p>1.2318298341545681</text:p>
          </table:table-cell>
          <table:table-cell office:value-type="float" office:value="0.23182983415456823">
            <text:p>0.23182983415456823</text:p>
          </table:table-cell>
          <table:table-cell office:value-type="float" office:value="1.214835706614281">
            <text:p>1.214835706614281</text:p>
          </table:table-cell>
          <table:table-cell office:value-type="float" office:value="0.9557026689156858">
            <text:p>0.9557026689156858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2338980916398667">
            <text:p>1.2338980916398667</text:p>
          </table:table-cell>
          <table:table-cell office:value-type="float" office:value="0.23389809163986686">
            <text:p>0.23389809163986686</text:p>
          </table:table-cell>
          <table:table-cell office:value-type="float" office:value="1.2199288098653431">
            <text:p>1.2199288098653431</text:p>
          </table:table-cell>
          <table:table-cell office:value-type="float" office:value="0.962608510722453">
            <text:p>0.962608510722453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2357173938970134">
            <text:p>1.2357173938970134</text:p>
          </table:table-cell>
          <table:table-cell office:value-type="float" office:value="0.23571739389701352">
            <text:p>0.23571739389701352</text:p>
          </table:table-cell>
          <table:table-cell office:value-type="float" office:value="1.224249798912837">
            <text:p>1.224249798912837</text:p>
          </table:table-cell>
          <table:table-cell office:value-type="float" office:value="0.9684242386295788">
            <text:p>0.9684242386295788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2373180353441364">
            <text:p>1.2373180353441364</text:p>
          </table:table-cell>
          <table:table-cell office:value-type="float" office:value="0.2373180353441365">
            <text:p>0.2373180353441365</text:p>
          </table:table-cell>
          <table:table-cell office:value-type="float" office:value="1.227913933503118">
            <text:p>1.227913933503118</text:p>
          </table:table-cell>
          <table:table-cell office:value-type="float" office:value="0.973312085710009">
            <text:p>0.973312085710009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2387268765338175">
            <text:p>1.2387268765338175</text:p>
          </table:table-cell>
          <table:table-cell office:value-type="float" office:value="0.2387268765338176">
            <text:p>0.2387268765338176</text:p>
          </table:table-cell>
          <table:table-cell office:value-type="float" office:value="1.2310213191310075">
            <text:p>1.2310213191310075</text:p>
          </table:table-cell>
          <table:table-cell office:value-type="float" office:value="0.9774152684383287">
            <text:p>0.9774152684383287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239968107194015">
            <text:p>1.239968107194015</text:p>
          </table:table-cell>
          <table:table-cell office:value-type="float" office:value="0.239968107194015">
            <text:p>0.239968107194015</text:p>
          </table:table-cell>
          <table:table-cell office:value-type="float" office:value="1.233658449136666">
            <text:p>1.233658449136666</text:p>
          </table:table-cell>
          <table:table-cell office:value-type="float" office:value="0.9808583430259302">
            <text:p>0.9808583430259302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24106280739969">
            <text:p>1.24106280739969</text:p>
          </table:table-cell>
          <table:table-cell office:value-type="float" office:value="0.24106280739969022">
            <text:p>0.24106280739969022</text:p>
          </table:table-cell>
          <table:table-cell office:value-type="float" office:value="1.2358988852709294">
            <text:p>1.2358988852709294</text:p>
          </table:table-cell>
          <table:table-cell office:value-type="float" office:value="0.9837478023571765">
            <text:p>0.9837478023571765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G">
            <text:p>x_G</text:p>
          </table:table-cell>
          <table:table-cell table:style-name="pd1" office:value-type="string" office:string-value="x_CO2">
            <text:p>x_CO2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G transport_q">
            <text:p>G transport_q</text:p>
          </table:table-cell>
          <table:table-cell table:style-name="pd1" office:value-type="string" office:string-value="CO2 excretion_q">
            <text:p>CO2 excretion_q</text:p>
          </table:table-cell>
          <table:table-cell table:style-name="pd1" office:value-type="string" office:string-value="AA production_q">
            <text:p>AA production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G transport_v">
            <text:p>G transport_v</text:p>
          </table:table-cell>
          <table:table-cell table:style-name="pd1" office:value-type="string" office:string-value="CO2 excretion_v">
            <text:p>CO2 excretion_v</text:p>
          </table:table-cell>
          <table:table-cell table:style-name="pd1" office:value-type="string" office:string-value="AA production_v">
            <text:p>AA production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G transport_p">
            <text:p>G transport_p</text:p>
          </table:table-cell>
          <table:table-cell table:style-name="pd1" office:value-type="string" office:string-value="CO2 excretion_p">
            <text:p>CO2 excretion_p</text:p>
          </table:table-cell>
          <table:table-cell table:style-name="pd1" office:value-type="string" office:string-value="AA production_p">
            <text:p>AA production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G_b">
            <text:p>G_b</text:p>
          </table:table-cell>
          <table:table-cell table:style-name="pd1" office:value-type="string" office:string-value="CO2_b">
            <text:p>CO2_b</text:p>
          </table:table-cell>
          <table:table-cell table:style-name="pd1" office:value-type="string" office:string-value="AA_b">
            <text:p>AA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G_c">
            <text:p>G_c</text:p>
          </table:table-cell>
          <table:table-cell table:style-name="pd1" office:value-type="string" office:string-value="CO2_c">
            <text:p>CO2_c</text:p>
          </table:table-cell>
          <table:table-cell table:style-name="pd1" office:value-type="string" office:string-value="AA_c">
            <text:p>AA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00.0">
            <text:p>100.0</text:p>
          </table:table-cell>
          <table:table-cell office:value-type="float" office:value="1.0">
            <text:p>1.0</text:p>
          </table:table-cell>
          <table:table-cell office:value-type="string" office:string-value="1">
            <text:p>1</text:p>
          </table:table-cell>
          <table:table-cell office:value-type="float" office:value="1.4913104707748903">
            <text:p>1.491310470774890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217409999999999">
            <text:p>0.0217409999999999</text:p>
          </table:table-cell>
          <table:table-cell office:value-type="float" office:value="1.1726127468916363">
            <text:p>1.1726127468916363</text:p>
          </table:table-cell>
          <table:table-cell office:value-type="float" office:value="0.1726127468916362">
            <text:p>0.1726127468916362</text:p>
          </table:table-cell>
          <table:table-cell office:value-type="float" office:value="1.026419883158393">
            <text:p>1.026419883158393</text:p>
          </table:table-cell>
          <table:table-cell office:value-type="float" office:value="0.7222752588465671">
            <text:p>0.7222752588465671</text:p>
          </table:table-cell>
          <table:table-cell office:value-type="float" office:value="594.5680869852251">
            <text:p>594.5680869852251</text:p>
          </table:table-cell>
          <table:table-cell office:value-type="float" office:value="87.52252692176243">
            <text:p>87.52252692176243</text:p>
          </table:table-cell>
          <table:table-cell office:value-type="float" office:value="520.4416445163214">
            <text:p>520.4416445163214</text:p>
          </table:table-cell>
          <table:table-cell office:value-type="float" office:value="366.22646314184016">
            <text:p>366.22646314184016</text:p>
          </table:table-cell>
          <table:table-cell office:value-type="float" office:value="65.40248956837478">
            <text:p>65.40248956837478</text:p>
          </table:table-cell>
          <table:table-cell office:value-type="float" office:value="1.6631331590550744">
            <text:p>1.6631331590550744</text:p>
          </table:table-cell>
          <table:table-cell office:value-type="float" office:value="78.14331636623022">
            <text:p>78.14331636623022</text:p>
          </table:table-cell>
          <table:table-cell office:value-type="float" office:value="100.3646489141728">
            <text:p>100.3646489141728</text:p>
          </table:table-cell>
          <table:table-cell office:value-type="float" office:value="0.1461928637332432">
            <text:p>0.1461928637332432</text:p>
          </table:table-cell>
          <table:table-cell office:value-type="float" office:value="0.0326712297400423">
            <text:p>0.0326712297400423</text:p>
          </table:table-cell>
          <table:table-cell office:value-type="float" office:value="0.0988606476801473">
            <text:p>0.0988606476801473</text:p>
          </table:table-cell>
          <table:table-cell office:value-type="float" office:value="0.7222752588465671">
            <text:p>0.7222752588465671</text:p>
          </table:table-cell>
          <table:table-cell office:value-type="float" office:value="49.70557366930271">
            <text:p>49.70557366930271</text:p>
          </table:table-cell>
          <table:table-cell office:value-type="float" office:value="11.108218111614402">
            <text:p>11.108218111614402</text:p>
          </table:table-cell>
          <table:table-cell office:value-type="float" office:value="33.612620211250096">
            <text:p>33.612620211250096</text:p>
          </table:table-cell>
          <table:table-cell office:value-type="float" office:value="245.57358800783285">
            <text:p>245.5735880078328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66.66666666666667">
            <text:p>66.66666666666667</text:p>
          </table:table-cell>
          <table:table-cell office:value-type="float" office:value="1.0">
            <text:p>1.0</text:p>
          </table:table-cell>
          <table:table-cell office:value-type="string" office:string-value="2">
            <text:p>2</text:p>
          </table:table-cell>
          <table:table-cell office:value-type="float" office:value="1.473505376628336">
            <text:p>1.47350537662833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4959999999999">
            <text:p>0.0184959999999999</text:p>
          </table:table-cell>
          <table:table-cell office:value-type="float" office:value="1.1734411533776423">
            <text:p>1.1734411533776423</text:p>
          </table:table-cell>
          <table:table-cell office:value-type="float" office:value="0.1734411533776422">
            <text:p>0.1734411533776422</text:p>
          </table:table-cell>
          <table:table-cell office:value-type="float" office:value="1.029440822109693">
            <text:p>1.029440822109693</text:p>
          </table:table-cell>
          <table:table-cell office:value-type="float" office:value="0.7254246318291329">
            <text:p>0.7254246318291329</text:p>
          </table:table-cell>
          <table:table-cell office:value-type="float" office:value="587.88442854403">
            <text:p>587.88442854403</text:p>
          </table:table-cell>
          <table:table-cell office:value-type="float" office:value="86.89260049039576">
            <text:p>86.89260049039576</text:p>
          </table:table-cell>
          <table:table-cell office:value-type="float" office:value="515.7414393417711">
            <text:p>515.7414393417711</text:p>
          </table:table-cell>
          <table:table-cell office:value-type="float" office:value="363.43181241521194">
            <text:p>363.43181241521194</text:p>
          </table:table-cell>
          <table:table-cell office:value-type="float" office:value="67.60670928256344">
            <text:p>67.60670928256344</text:p>
          </table:table-cell>
          <table:table-cell office:value-type="float" office:value="1.656568575992183">
            <text:p>1.656568575992183</text:p>
          </table:table-cell>
          <table:table-cell office:value-type="float" office:value="77.63506791036401">
            <text:p>77.63506791036401</text:p>
          </table:table-cell>
          <table:table-cell office:value-type="float" office:value="99.7460290529856">
            <text:p>99.7460290529856</text:p>
          </table:table-cell>
          <table:table-cell office:value-type="float" office:value="0.1440003312679494">
            <text:p>0.1440003312679494</text:p>
          </table:table-cell>
          <table:table-cell office:value-type="float" office:value="0.0324470110442962">
            <text:p>0.0324470110442962</text:p>
          </table:table-cell>
          <table:table-cell office:value-type="float" office:value="0.0981280258586213">
            <text:p>0.0981280258586213</text:p>
          </table:table-cell>
          <table:table-cell office:value-type="float" office:value="0.7254246318291329">
            <text:p>0.7254246318291329</text:p>
          </table:table-cell>
          <table:table-cell office:value-type="float" office:value="48.9601126311028">
            <text:p>48.9601126311028</text:p>
          </table:table-cell>
          <table:table-cell office:value-type="float" office:value="11.031983755060736">
            <text:p>11.031983755060736</text:p>
          </table:table-cell>
          <table:table-cell office:value-type="float" office:value="33.36352879193126">
            <text:p>33.36352879193126</text:p>
          </table:table-cell>
          <table:table-cell office:value-type="float" office:value="246.6443748219052">
            <text:p>246.644374821905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44.44444444444445">
            <text:p>44.44444444444445</text:p>
          </table:table-cell>
          <table:table-cell office:value-type="float" office:value="1.0">
            <text:p>1.0</text:p>
          </table:table-cell>
          <table:table-cell office:value-type="string" office:string-value="3">
            <text:p>3</text:p>
          </table:table-cell>
          <table:table-cell office:value-type="float" office:value="1.4476931570446718">
            <text:p>1.44769315704467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2519999999999">
            <text:p>0.0172519999999999</text:p>
          </table:table-cell>
          <table:table-cell office:value-type="float" office:value="1.1746168019018155">
            <text:p>1.1746168019018155</text:p>
          </table:table-cell>
          <table:table-cell office:value-type="float" office:value="0.1746168019018155">
            <text:p>0.1746168019018155</text:p>
          </table:table-cell>
          <table:table-cell office:value-type="float" office:value="1.0337124669584878">
            <text:p>1.0337124669584878</text:p>
          </table:table-cell>
          <table:table-cell office:value-type="float" office:value="0.7299099595521921">
            <text:p>0.7299099595521921</text:p>
          </table:table-cell>
          <table:table-cell office:value-type="float" office:value="578.1648001294047">
            <text:p>578.1648001294047</text:p>
          </table:table-cell>
          <table:table-cell office:value-type="float" office:value="85.94912673421635">
            <text:p>85.94912673421635</text:p>
          </table:table-cell>
          <table:table-cell office:value-type="float" office:value="508.8094780209736">
            <text:p>508.8094780209736</text:p>
          </table:table-cell>
          <table:table-cell office:value-type="float" office:value="359.273122258837">
            <text:p>359.273122258837</text:p>
          </table:table-cell>
          <table:table-cell office:value-type="float" office:value="70.82518801585209">
            <text:p>70.82518801585209</text:p>
          </table:table-cell>
          <table:table-cell office:value-type="float" office:value="1.6463740938111284">
            <text:p>1.6463740938111284</text:p>
          </table:table-cell>
          <table:table-cell office:value-type="float" office:value="76.877022445705">
            <text:p>76.877022445705</text:p>
          </table:table-cell>
          <table:table-cell office:value-type="float" office:value="98.82080169237717">
            <text:p>98.82080169237717</text:p>
          </table:table-cell>
          <table:table-cell office:value-type="float" office:value="0.1409043349433276">
            <text:p>0.1409043349433276</text:p>
          </table:table-cell>
          <table:table-cell office:value-type="float" office:value="0.032125691489882">
            <text:p>0.032125691489882</text:p>
          </table:table-cell>
          <table:table-cell office:value-type="float" office:value="0.0970600140145981">
            <text:p>0.0970600140145981</text:p>
          </table:table-cell>
          <table:table-cell office:value-type="float" office:value="0.7299099595521921">
            <text:p>0.7299099595521921</text:p>
          </table:table-cell>
          <table:table-cell office:value-type="float" office:value="47.9074738807314">
            <text:p>47.9074738807314</text:p>
          </table:table-cell>
          <table:table-cell office:value-type="float" office:value="10.922735106559893">
            <text:p>10.922735106559893</text:p>
          </table:table-cell>
          <table:table-cell office:value-type="float" office:value="33.000404764963385">
            <text:p>33.000404764963385</text:p>
          </table:table-cell>
          <table:table-cell office:value-type="float" office:value="248.1693862477453">
            <text:p>248.169386247745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9.62962962962964">
            <text:p>29.62962962962964</text:p>
          </table:table-cell>
          <table:table-cell office:value-type="float" office:value="1.0">
            <text:p>1.0</text:p>
          </table:table-cell>
          <table:table-cell office:value-type="string" office:string-value="4">
            <text:p>4</text:p>
          </table:table-cell>
          <table:table-cell office:value-type="float" office:value="1.4108494927554365">
            <text:p>1.4108494927554365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698">
            <text:p>0.016698</text:p>
          </table:table-cell>
          <table:table-cell office:value-type="float" office:value="1.1762468104018908">
            <text:p>1.1762468104018908</text:p>
          </table:table-cell>
          <table:table-cell office:value-type="float" office:value="0.1762468104018909">
            <text:p>0.1762468104018909</text:p>
          </table:table-cell>
          <table:table-cell office:value-type="float" office:value="1.0396045107427048">
            <text:p>1.0396045107427048</text:p>
          </table:table-cell>
          <table:table-cell office:value-type="float" office:value="0.7361595127199968">
            <text:p>0.7361595127199968</text:p>
          </table:table-cell>
          <table:table-cell office:value-type="float" office:value="564.2324533756406">
            <text:p>564.2324533756406</text:p>
          </table:table-cell>
          <table:table-cell office:value-type="float" office:value="84.5436258387923">
            <text:p>84.5436258387923</text:p>
          </table:table-cell>
          <table:table-cell office:value-type="float" office:value="498.68666886018696">
            <text:p>498.68666886018696</text:p>
          </table:table-cell>
          <table:table-cell office:value-type="float" office:value="353.12749353675287">
            <text:p>353.12749353675287</text:p>
          </table:table-cell>
          <table:table-cell office:value-type="float" office:value="75.4660906389919">
            <text:p>75.4660906389919</text:p>
          </table:table-cell>
          <table:table-cell office:value-type="float" office:value="1.6304870975538803">
            <text:p>1.6304870975538803</text:p>
          </table:table-cell>
          <table:table-cell office:value-type="float" office:value="75.75339811999427">
            <text:p>75.75339811999427</text:p>
          </table:table-cell>
          <table:table-cell office:value-type="float" office:value="97.44425846825887">
            <text:p>97.44425846825887</text:p>
          </table:table-cell>
          <table:table-cell office:value-type="float" office:value="0.136642299659186">
            <text:p>0.136642299659186</text:p>
          </table:table-cell>
          <table:table-cell office:value-type="float" office:value="0.03167409174665">
            <text:p>0.03167409174665</text:p>
          </table:table-cell>
          <table:table-cell office:value-type="float" office:value="0.0955240958741671">
            <text:p>0.0955240958741671</text:p>
          </table:table-cell>
          <table:table-cell office:value-type="float" office:value="0.7361595127199968">
            <text:p>0.7361595127199968</text:p>
          </table:table-cell>
          <table:table-cell office:value-type="float" office:value="46.45838188412326">
            <text:p>46.45838188412326</text:p>
          </table:table-cell>
          <table:table-cell office:value-type="float" office:value="10.769191193861012">
            <text:p>10.769191193861012</text:p>
          </table:table-cell>
          <table:table-cell office:value-type="float" office:value="32.47819259721682">
            <text:p>32.47819259721682</text:p>
          </table:table-cell>
          <table:table-cell office:value-type="float" office:value="250.29423432479888">
            <text:p>250.2942343247988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9.75308641975309">
            <text:p>19.75308641975309</text:p>
          </table:table-cell>
          <table:table-cell office:value-type="float" office:value="1.0">
            <text:p>1.0</text:p>
          </table:table-cell>
          <table:table-cell office:value-type="string" office:string-value="5">
            <text:p>5</text:p>
          </table:table-cell>
          <table:table-cell office:value-type="float" office:value="1.3593889362370764">
            <text:p>1.359388936237076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451">
            <text:p>0.016451</text:p>
          </table:table-cell>
          <table:table-cell office:value-type="float" office:value="1.1784382780940532">
            <text:p>1.1784382780940532</text:p>
          </table:table-cell>
          <table:table-cell office:value-type="float" office:value="0.1784382780940531">
            <text:p>0.1784382780940531</text:p>
          </table:table-cell>
          <table:table-cell office:value-type="float" office:value="1.0474697932750263">
            <text:p>1.0474697932750263</text:p>
          </table:table-cell>
          <table:table-cell office:value-type="float" office:value="0.7446181074624619">
            <text:p>0.7446181074624619</text:p>
          </table:table-cell>
          <table:table-cell office:value-type="float" office:value="544.6650254749712">
            <text:p>544.6650254749712</text:p>
          </table:table-cell>
          <table:table-cell office:value-type="float" office:value="82.4727871543652">
            <text:p>82.4727871543652</text:p>
          </table:table-cell>
          <table:table-cell office:value-type="float" office:value="484.1324083270069">
            <text:p>484.1324083270069</text:p>
          </table:table-cell>
          <table:table-cell office:value-type="float" office:value="344.1567097821288">
            <text:p>344.1567097821288</text:p>
          </table:table-cell>
          <table:table-cell office:value-type="float" office:value="82.04016946216754">
            <text:p>82.04016946216754</text:p>
          </table:table-cell>
          <table:table-cell office:value-type="float" office:value="1.6057992139222914">
            <text:p>1.6057992139222914</text:p>
          </table:table-cell>
          <table:table-cell office:value-type="float" office:value="74.10683241646964">
            <text:p>74.10683241646964</text:p>
          </table:table-cell>
          <table:table-cell office:value-type="float" office:value="95.41735544467754">
            <text:p>95.41735544467754</text:p>
          </table:table-cell>
          <table:table-cell office:value-type="float" office:value="0.1309684848190268">
            <text:p>0.1309684848190268</text:p>
          </table:table-cell>
          <table:table-cell office:value-type="float" office:value="0.031055680560952">
            <text:p>0.031055680560952</text:p>
          </table:table-cell>
          <table:table-cell office:value-type="float" office:value="0.0933577271575591">
            <text:p>0.0933577271575591</text:p>
          </table:table-cell>
          <table:table-cell office:value-type="float" office:value="0.7446181074624619">
            <text:p>0.7446181074624619</text:p>
          </table:table-cell>
          <table:table-cell office:value-type="float" office:value="44.529284838469145">
            <text:p>44.529284838469145</text:p>
          </table:table-cell>
          <table:table-cell office:value-type="float" office:value="10.55893139072371">
            <text:p>10.55893139072371</text:p>
          </table:table-cell>
          <table:table-cell office:value-type="float" office:value="31.741627233570124">
            <text:p>31.741627233570124</text:p>
          </table:table-cell>
          <table:table-cell office:value-type="float" office:value="253.17015653723703">
            <text:p>253.1701565372370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3.16872427983539">
            <text:p>13.16872427983539</text:p>
          </table:table-cell>
          <table:table-cell office:value-type="float" office:value="1.0">
            <text:p>1.0</text:p>
          </table:table-cell>
          <table:table-cell office:value-type="string" office:string-value="6">
            <text:p>6</text:p>
          </table:table-cell>
          <table:table-cell office:value-type="float" office:value="1.289604196641508">
            <text:p>1.289604196641508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218">
            <text:p>0.015218</text:p>
          </table:table-cell>
          <table:table-cell office:value-type="float" office:value="1.1812727250899988">
            <text:p>1.1812727250899988</text:p>
          </table:table-cell>
          <table:table-cell office:value-type="float" office:value="0.1812727250899988">
            <text:p>0.1812727250899988</text:p>
          </table:table-cell>
          <table:table-cell office:value-type="float" office:value="1.0575458068038683">
            <text:p>1.0575458068038683</text:p>
          </table:table-cell>
          <table:table-cell office:value-type="float" office:value="0.7556535446027367">
            <text:p>0.7556535446027367</text:p>
          </table:table-cell>
          <table:table-cell office:value-type="float" office:value="517.9472496424323">
            <text:p>517.9472496424323</text:p>
          </table:table-cell>
          <table:table-cell office:value-type="float" office:value="79.48182278431969">
            <text:p>79.48182278431969</text:p>
          </table:table-cell>
          <table:table-cell office:value-type="float" office:value="463.6972736022655">
            <text:p>463.6972736022655</text:p>
          </table:table-cell>
          <table:table-cell office:value-type="float" office:value="331.3279539910849">
            <text:p>331.3279539910849</text:p>
          </table:table-cell>
          <table:table-cell office:value-type="float" office:value="91.12634423396544">
            <text:p>91.12634423396544</text:p>
          </table:table-cell>
          <table:table-cell office:value-type="float" office:value="1.5679585044261768">
            <text:p>1.5679585044261768</text:p>
          </table:table-cell>
          <table:table-cell office:value-type="float" office:value="71.74064339643184">
            <text:p>71.74064339643184</text:p>
          </table:table-cell>
          <table:table-cell office:value-type="float" office:value="92.48725903010707">
            <text:p>92.48725903010707</text:p>
          </table:table-cell>
          <table:table-cell office:value-type="float" office:value="0.1237269182861302">
            <text:p>0.1237269182861302</text:p>
          </table:table-cell>
          <table:table-cell office:value-type="float" office:value="0.0302364362707748">
            <text:p>0.0302364362707748</text:p>
          </table:table-cell>
          <table:table-cell office:value-type="float" office:value="0.0903831008403581">
            <text:p>0.0903831008403581</text:p>
          </table:table-cell>
          <table:table-cell office:value-type="float" office:value="0.7556535446027367">
            <text:p>0.7556535446027367</text:p>
          </table:table-cell>
          <table:table-cell office:value-type="float" office:value="42.06715221728429">
            <text:p>42.06715221728429</text:p>
          </table:table-cell>
          <table:table-cell office:value-type="float" office:value="10.28038833206344">
            <text:p>10.28038833206344</text:p>
          </table:table-cell>
          <table:table-cell office:value-type="float" office:value="30.730254285721777">
            <text:p>30.730254285721777</text:p>
          </table:table-cell>
          <table:table-cell office:value-type="float" office:value="256.92220516493046">
            <text:p>256.9222051649304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8.779149519890263">
            <text:p>8.779149519890263</text:p>
          </table:table-cell>
          <table:table-cell office:value-type="float" office:value="1.0">
            <text:p>1.0</text:p>
          </table:table-cell>
          <table:table-cell office:value-type="string" office:string-value="7">
            <text:p>7</text:p>
          </table:table-cell>
          <table:table-cell office:value-type="float" office:value="1.1985759790572972">
            <text:p>1.198575979057297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817">
            <text:p>0.015817</text:p>
          </table:table-cell>
          <table:table-cell office:value-type="float" office:value="1.184774086106188">
            <text:p>1.184774086106188</text:p>
          </table:table-cell>
          <table:table-cell office:value-type="float" office:value="0.1847740861061881">
            <text:p>0.1847740861061881</text:p>
          </table:table-cell>
          <table:table-cell office:value-type="float" office:value="1.0698391929006372">
            <text:p>1.0698391929006372</text:p>
          </table:table-cell>
          <table:table-cell office:value-type="float" office:value="0.7694299290004266">
            <text:p>0.7694299290004266</text:p>
          </table:table-cell>
          <table:table-cell office:value-type="float" office:value="482.8141984735892">
            <text:p>482.8141984735892</text:p>
          </table:table-cell>
          <table:table-cell office:value-type="float" office:value="75.29836559410819">
            <text:p>75.29836559410819</text:p>
          </table:table-cell>
          <table:table-cell office:value-type="float" office:value="435.9764097420149">
            <text:p>435.9764097420149</text:p>
          </table:table-cell>
          <table:table-cell office:value-type="float" office:value="313.5548783590088">
            <text:p>313.5548783590088</text:p>
          </table:table-cell>
          <table:table-cell office:value-type="float" office:value="103.27697464224116">
            <text:p>103.27697464224116</text:p>
          </table:table-cell>
          <table:table-cell office:value-type="float" office:value="1.5115904207166613">
            <text:p>1.5115904207166613</text:p>
          </table:table-cell>
          <table:table-cell office:value-type="float" office:value="68.44281131616142">
            <text:p>68.44281131616142</text:p>
          </table:table-cell>
          <table:table-cell office:value-type="float" office:value="88.3747994810258">
            <text:p>88.3747994810258</text:p>
          </table:table-cell>
          <table:table-cell office:value-type="float" office:value="0.1149348932055509">
            <text:p>0.1149348932055509</text:p>
          </table:table-cell>
          <table:table-cell office:value-type="float" office:value="0.0291937524739393">
            <text:p>0.0291937524739393</text:p>
          </table:table-cell>
          <table:table-cell office:value-type="float" office:value="0.0864414253200832">
            <text:p>0.0864414253200832</text:p>
          </table:table-cell>
          <table:table-cell office:value-type="float" office:value="0.7694299290004266">
            <text:p>0.7694299290004266</text:p>
          </table:table-cell>
          <table:table-cell office:value-type="float" office:value="39.07786368988732">
            <text:p>39.07786368988732</text:p>
          </table:table-cell>
          <table:table-cell office:value-type="float" office:value="9.925875841139367">
            <text:p>9.925875841139367</text:p>
          </table:table-cell>
          <table:table-cell office:value-type="float" office:value="29.390084608828303">
            <text:p>29.390084608828303</text:p>
          </table:table-cell>
          <table:table-cell office:value-type="float" office:value="261.6061758601451">
            <text:p>261.6061758601451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5.852766346593508">
            <text:p>5.852766346593508</text:p>
          </table:table-cell>
          <table:table-cell office:value-type="float" office:value="1.0">
            <text:p>1.0</text:p>
          </table:table-cell>
          <table:table-cell office:value-type="string" office:string-value="8">
            <text:p>8</text:p>
          </table:table-cell>
          <table:table-cell office:value-type="float" office:value="1.0855192296914429">
            <text:p>1.085519229691442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9599999999999">
            <text:p>0.0159599999999999</text:p>
          </table:table-cell>
          <table:table-cell office:value-type="float" office:value="1.1888840037300108">
            <text:p>1.1888840037300108</text:p>
          </table:table-cell>
          <table:table-cell office:value-type="float" office:value="0.1888840037300107">
            <text:p>0.1888840037300107</text:p>
          </table:table-cell>
          <table:table-cell office:value-type="float" office:value="1.0840484466493612">
            <text:p>1.0840484466493612</text:p>
          </table:table-cell>
          <table:table-cell office:value-type="float" office:value="0.7857929716918126">
            <text:p>0.7857929716918126</text:p>
          </table:table-cell>
          <table:table-cell office:value-type="float" office:value="438.7891922933032">
            <text:p>438.7891922933032</text:p>
          </table:table-cell>
          <table:table-cell office:value-type="float" office:value="69.71265419821253">
            <text:p>69.71265419821253</text:p>
          </table:table-cell>
          <table:table-cell office:value-type="float" office:value="400.0968478167068">
            <text:p>400.0968478167068</text:p>
          </table:table-cell>
          <table:table-cell office:value-type="float" office:value="290.01774965146774">
            <text:p>290.01774965146774</text:p>
          </table:table-cell>
          <table:table-cell office:value-type="float" office:value="118.85016638131891">
            <text:p>118.85016638131891</text:p>
          </table:table-cell>
          <table:table-cell office:value-type="float" office:value="1.43135101606649">
            <text:p>1.43135101606649</text:p>
          </table:table-cell>
          <table:table-cell office:value-type="float" office:value="64.04307346946487">
            <text:p>64.04307346946487</text:p>
          </table:table-cell>
          <table:table-cell office:value-type="float" office:value="82.84501950836604">
            <text:p>82.84501950836604</text:p>
          </table:table-cell>
          <table:table-cell office:value-type="float" office:value="0.1048355570806493">
            <text:p>0.1048355570806493</text:p>
          </table:table-cell>
          <table:table-cell office:value-type="float" office:value="0.0279256855998615">
            <text:p>0.0279256855998615</text:p>
          </table:table-cell>
          <table:table-cell office:value-type="float" office:value="0.0814457856276765">
            <text:p>0.0814457856276765</text:p>
          </table:table-cell>
          <table:table-cell office:value-type="float" office:value="0.7857929716918126">
            <text:p>0.7857929716918126</text:p>
          </table:table-cell>
          <table:table-cell office:value-type="float" office:value="35.64408940742079">
            <text:p>35.64408940742079</text:p>
          </table:table-cell>
          <table:table-cell office:value-type="float" office:value="9.494733103952937">
            <text:p>9.494733103952937</text:p>
          </table:table-cell>
          <table:table-cell office:value-type="float" office:value="27.691567113410034">
            <text:p>27.691567113410034</text:p>
          </table:table-cell>
          <table:table-cell office:value-type="float" office:value="267.1696103752163">
            <text:p>267.169610375216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.901844231062339">
            <text:p>3.901844231062339</text:p>
          </table:table-cell>
          <table:table-cell office:value-type="float" office:value="1.0">
            <text:p>1.0</text:p>
          </table:table-cell>
          <table:table-cell office:value-type="string" office:string-value="9">
            <text:p>9</text:p>
          </table:table-cell>
          <table:table-cell office:value-type="float" office:value="0.9531443701351988">
            <text:p>0.953144370135198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305">
            <text:p>0.016305</text:p>
          </table:table-cell>
          <table:table-cell office:value-type="float" office:value="1.193460405619287">
            <text:p>1.193460405619287</text:p>
          </table:table-cell>
          <table:table-cell office:value-type="float" office:value="0.193460405619287">
            <text:p>0.193460405619287</text:p>
          </table:table-cell>
          <table:table-cell office:value-type="float" office:value="1.0995822662069716">
            <text:p>1.0995822662069716</text:p>
          </table:table-cell>
          <table:table-cell office:value-type="float" office:value="0.8042302226720347">
            <text:p>0.8042302226720347</text:p>
          </table:table-cell>
          <table:table-cell office:value-type="float" office:value="386.7636226424">
            <text:p>386.7636226424</text:p>
          </table:table-cell>
          <table:table-cell office:value-type="float" office:value="62.694536796432445">
            <text:p>62.694536796432445</text:p>
          </table:table-cell>
          <table:table-cell office:value-type="float" office:value="356.3406198221307">
            <text:p>356.3406198221307</text:p>
          </table:table-cell>
          <table:table-cell office:value-type="float" office:value="260.62615307102527">
            <text:p>260.62615307102527</text:p>
          </table:table-cell>
          <table:table-cell office:value-type="float" office:value="137.79964852036443">
            <text:p>137.79964852036443</text:p>
          </table:table-cell>
          <table:table-cell office:value-type="float" office:value="1.3239341967340847">
            <text:p>1.3239341967340847</text:p>
          </table:table-cell>
          <table:table-cell office:value-type="float" office:value="58.497645360137845">
            <text:p>58.497645360137845</text:p>
          </table:table-cell>
          <table:table-cell office:value-type="float" office:value="75.81704763125546">
            <text:p>75.81704763125546</text:p>
          </table:table-cell>
          <table:table-cell office:value-type="float" office:value="0.0938781394123153">
            <text:p>0.0938781394123153</text:p>
          </table:table-cell>
          <table:table-cell office:value-type="float" office:value="0.0264560476221072">
            <text:p>0.0264560476221072</text:p>
          </table:table-cell>
          <table:table-cell office:value-type="float" office:value="0.0754355902935426">
            <text:p>0.0754355902935426</text:p>
          </table:table-cell>
          <table:table-cell office:value-type="float" office:value="0.8042302226720347">
            <text:p>0.8042302226720347</text:p>
          </table:table-cell>
          <table:table-cell office:value-type="float" office:value="31.91856740018723">
            <text:p>31.91856740018723</text:p>
          </table:table-cell>
          <table:table-cell office:value-type="float" office:value="8.99505619151647">
            <text:p>8.99505619151647</text:p>
          </table:table-cell>
          <table:table-cell office:value-type="float" office:value="25.64810069980449">
            <text:p>25.64810069980449</text:p>
          </table:table-cell>
          <table:table-cell office:value-type="float" office:value="273.4382757084918">
            <text:p>273.438275708491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601229487374893">
            <text:p>2.601229487374893</text:p>
          </table:table-cell>
          <table:table-cell office:value-type="float" office:value="1.0">
            <text:p>1.0</text:p>
          </table:table-cell>
          <table:table-cell office:value-type="string" office:string-value="10">
            <text:p>10</text:p>
          </table:table-cell>
          <table:table-cell office:value-type="float" office:value="0.808214745264902">
            <text:p>0.80821474526490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201">
            <text:p>0.016201</text:p>
          </table:table-cell>
          <table:table-cell office:value-type="float" office:value="1.198304593769272">
            <text:p>1.198304593769272</text:p>
          </table:table-cell>
          <table:table-cell office:value-type="float" office:value="0.1983045937692719">
            <text:p>0.1983045937692719</text:p>
          </table:table-cell>
          <table:table-cell office:value-type="float" office:value="1.1156823295194822">
            <text:p>1.1156823295194822</text:p>
          </table:table-cell>
          <table:table-cell office:value-type="float" office:value="0.8239435398152689">
            <text:p>0.8239435398152689</text:p>
          </table:table-cell>
          <table:table-cell office:value-type="float" office:value="329.28573028101795">
            <text:p>329.28573028101795</text:p>
          </table:table-cell>
          <table:table-cell office:value-type="float" office:value="54.49271689095128">
            <text:p>54.49271689095128</text:p>
          </table:table-cell>
          <table:table-cell office:value-type="float" office:value="306.58170931470784">
            <text:p>306.58170931470784</text:p>
          </table:table-cell>
          <table:table-cell office:value-type="float" office:value="226.41392816911613">
            <text:p>226.41392816911613</text:p>
          </table:table-cell>
          <table:table-cell office:value-type="float" office:value="159.51706969062667">
            <text:p>159.51706969062667</text:p>
          </table:table-cell>
          <table:table-cell office:value-type="float" office:value="1.190358555915628">
            <text:p>1.190358555915628</text:p>
          </table:table-cell>
          <table:table-cell office:value-type="float" office:value="51.96478275335275">
            <text:p>51.96478275335275</text:p>
          </table:table-cell>
          <table:table-cell office:value-type="float" office:value="67.46859253729643">
            <text:p>67.46859253729643</text:p>
          </table:table-cell>
          <table:table-cell office:value-type="float" office:value="0.0826222642497898">
            <text:p>0.0826222642497898</text:p>
          </table:table-cell>
          <table:table-cell office:value-type="float" office:value="0.0248318721346245">
            <text:p>0.0248318721346245</text:p>
          </table:table-cell>
          <table:table-cell office:value-type="float" office:value="0.0686023238003169">
            <text:p>0.0686023238003169</text:p>
          </table:table-cell>
          <table:table-cell office:value-type="float" office:value="0.8239435398152689">
            <text:p>0.8239435398152689</text:p>
          </table:table-cell>
          <table:table-cell office:value-type="float" office:value="28.09156984492853">
            <text:p>28.09156984492853</text:p>
          </table:table-cell>
          <table:table-cell office:value-type="float" office:value="8.442836525772332">
            <text:p>8.442836525772332</text:p>
          </table:table-cell>
          <table:table-cell office:value-type="float" office:value="23.32479009210776">
            <text:p>23.32479009210776</text:p>
          </table:table-cell>
          <table:table-cell office:value-type="float" office:value="280.1408035371914">
            <text:p>280.140803537191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734152991583262">
            <text:p>1.734152991583262</text:p>
          </table:table-cell>
          <table:table-cell office:value-type="float" office:value="1.0">
            <text:p>1.0</text:p>
          </table:table-cell>
          <table:table-cell office:value-type="string" office:string-value="11">
            <text:p>11</text:p>
          </table:table-cell>
          <table:table-cell office:value-type="float" office:value="0.6605586989111148">
            <text:p>0.6605586989111148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6159999999999">
            <text:p>0.0166159999999999</text:p>
          </table:table-cell>
          <table:table-cell office:value-type="float" office:value="1.2032049340465591">
            <text:p>1.2032049340465591</text:p>
          </table:table-cell>
          <table:table-cell office:value-type="float" office:value="0.2032049340465592">
            <text:p>0.2032049340465592</text:p>
          </table:table-cell>
          <table:table-cell office:value-type="float" office:value="1.131593161835964">
            <text:p>1.131593161835964</text:p>
          </table:table-cell>
          <table:table-cell office:value-type="float" office:value="0.8440110235918674">
            <text:p>0.8440110235918674</text:p>
          </table:table-cell>
          <table:table-cell office:value-type="float" office:value="270.2277451574578">
            <text:p>270.2277451574578</text:p>
          </table:table-cell>
          <table:table-cell office:value-type="float" office:value="45.63778752767879">
            <text:p>45.63778752767879</text:p>
          </table:table-cell>
          <table:table-cell office:value-type="float" office:value="254.14446027088687">
            <text:p>254.14446027088687</text:p>
          </table:table-cell>
          <table:table-cell office:value-type="float" office:value="189.55640002756397">
            <text:p>189.55640002756397</text:p>
          </table:table-cell>
          <table:table-cell office:value-type="float" office:value="182.84970931850668">
            <text:p>182.84970931850668</text:p>
          </table:table-cell>
          <table:table-cell office:value-type="float" office:value="1.037110499645638">
            <text:p>1.037110499645638</text:p>
          </table:table-cell>
          <table:table-cell office:value-type="float" office:value="44.8155580286274">
            <text:p>44.8155580286274</text:p>
          </table:table-cell>
          <table:table-cell office:value-type="float" office:value="58.26137017445524">
            <text:p>58.26137017445524</text:p>
          </table:table-cell>
          <table:table-cell office:value-type="float" office:value="0.0716117722105951">
            <text:p>0.0716117722105951</text:p>
          </table:table-cell>
          <table:table-cell office:value-type="float" office:value="0.0231136983206335">
            <text:p>0.0231136983206335</text:p>
          </table:table-cell>
          <table:table-cell office:value-type="float" office:value="0.0612635058769038">
            <text:p>0.0612635058769038</text:p>
          </table:table-cell>
          <table:table-cell office:value-type="float" office:value="0.8440110235918674">
            <text:p>0.8440110235918674</text:p>
          </table:table-cell>
          <table:table-cell office:value-type="float" office:value="24.348002551602335">
            <text:p>24.348002551602335</text:p>
          </table:table-cell>
          <table:table-cell office:value-type="float" office:value="7.858657429015412">
            <text:p>7.858657429015412</text:p>
          </table:table-cell>
          <table:table-cell office:value-type="float" office:value="20.82959199814732">
            <text:p>20.82959199814732</text:p>
          </table:table-cell>
          <table:table-cell office:value-type="float" office:value="286.9637480212349">
            <text:p>286.9637480212349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156101994388841">
            <text:p>1.156101994388841</text:p>
          </table:table-cell>
          <table:table-cell office:value-type="float" office:value="1.0">
            <text:p>1.0</text:p>
          </table:table-cell>
          <table:table-cell office:value-type="string" office:string-value="12">
            <text:p>12</text:p>
          </table:table-cell>
          <table:table-cell office:value-type="float" office:value="0.5206370308841337">
            <text:p>0.520637030884133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997">
            <text:p>0.016997</text:p>
          </table:table-cell>
          <table:table-cell office:value-type="float" office:value="1.207976574967214">
            <text:p>1.207976574967214</text:p>
          </table:table-cell>
          <table:table-cell office:value-type="float" office:value="0.207976574967214">
            <text:p>0.207976574967214</text:p>
          </table:table-cell>
          <table:table-cell office:value-type="float" office:value="1.1466999368812731">
            <text:p>1.1466999368812731</text:p>
          </table:table-cell>
          <table:table-cell office:value-type="float" office:value="0.8635678107268836">
            <text:p>0.8635678107268836</text:p>
          </table:table-cell>
          <table:table-cell office:value-type="float" office:value="213.83189470529527">
            <text:p>213.83189470529527</text:p>
          </table:table-cell>
          <table:table-cell office:value-type="float" office:value="36.81530420468981">
            <text:p>36.81530420468981</text:p>
          </table:table-cell>
          <table:table-cell office:value-type="float" office:value="202.9849131539825">
            <text:p>202.9849131539825</text:p>
          </table:table-cell>
          <table:table-cell office:value-type="float" office:value="152.86582952094514">
            <text:p>152.86582952094514</text:p>
          </table:table-cell>
          <table:table-cell office:value-type="float" office:value="206.34255788536808">
            <text:p>206.34255788536808</text:p>
          </table:table-cell>
          <table:table-cell office:value-type="float" office:value="0.8750023431377641">
            <text:p>0.8750023431377641</text:p>
          </table:table-cell>
          <table:table-cell office:value-type="float" office:value="37.551785924828685">
            <text:p>37.551785924828685</text:p>
          </table:table-cell>
          <table:table-cell office:value-type="float" office:value="48.843709493806">
            <text:p>48.843709493806</text:p>
          </table:table-cell>
          <table:table-cell office:value-type="float" office:value="0.0612766380859406">
            <text:p>0.0612766380859406</text:p>
          </table:table-cell>
          <table:table-cell office:value-type="float" office:value="0.0213634124090406">
            <text:p>0.0213634124090406</text:p>
          </table:table-cell>
          <table:table-cell office:value-type="float" office:value="0.0537921387781351">
            <text:p>0.0537921387781351</text:p>
          </table:table-cell>
          <table:table-cell office:value-type="float" office:value="0.8635678107268836">
            <text:p>0.8635678107268836</text:p>
          </table:table-cell>
          <table:table-cell office:value-type="float" office:value="20.834056949219818">
            <text:p>20.834056949219818</text:p>
          </table:table-cell>
          <table:table-cell office:value-type="float" office:value="7.263560219073814">
            <text:p>7.263560219073814</text:p>
          </table:table-cell>
          <table:table-cell office:value-type="float" office:value="18.289327184565952">
            <text:p>18.289327184565952</text:p>
          </table:table-cell>
          <table:table-cell office:value-type="float" office:value="293.6130556471404">
            <text:p>293.613055647140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7707346629258942">
            <text:p>0.7707346629258942</text:p>
          </table:table-cell>
          <table:table-cell office:value-type="float" office:value="1.0">
            <text:p>1.0</text:p>
          </table:table-cell>
          <table:table-cell office:value-type="string" office:string-value="13">
            <text:p>13</text:p>
          </table:table-cell>
          <table:table-cell office:value-type="float" office:value="0.3968182697524722">
            <text:p>0.3968182697524722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985">
            <text:p>0.017985</text:p>
          </table:table-cell>
          <table:table-cell office:value-type="float" office:value="1.212483806171684">
            <text:p>1.212483806171684</text:p>
          </table:table-cell>
          <table:table-cell office:value-type="float" office:value="0.2124838061716841">
            <text:p>0.2124838061716841</text:p>
          </table:table-cell>
          <table:table-cell office:value-type="float" office:value="1.160591612951274">
            <text:p>1.160591612951274</text:p>
          </table:table-cell>
          <table:table-cell office:value-type="float" office:value="0.8819372240730095">
            <text:p>0.8819372240730095</text:p>
          </table:table-cell>
          <table:table-cell office:value-type="float" office:value="163.58614686309943">
            <text:p>163.58614686309943</text:p>
          </table:table-cell>
          <table:table-cell office:value-type="float" office:value="28.66793514725891">
            <text:p>28.66793514725891</text:p>
          </table:table-cell>
          <table:table-cell office:value-type="float" office:value="156.58494495178888">
            <text:p>156.58494495178888</text:p>
          </table:table-cell>
          <table:table-cell office:value-type="float" office:value="118.989393117563">
            <text:p>118.989393117563</text:p>
          </table:table-cell>
          <table:table-cell office:value-type="float" office:value="228.60564953756096">
            <text:p>228.60564953756096</text:p>
          </table:table-cell>
          <table:table-cell office:value-type="float" office:value="0.7161142024155863">
            <text:p>0.7161142024155863</text:p>
          </table:table-cell>
          <table:table-cell office:value-type="float" office:value="30.666885966297343">
            <text:p>30.666885966297343</text:p>
          </table:table-cell>
          <table:table-cell office:value-type="float" office:value="39.870006478549406">
            <text:p>39.870006478549406</text:p>
          </table:table-cell>
          <table:table-cell office:value-type="float" office:value="0.0518921932204099">
            <text:p>0.0518921932204099</text:p>
          </table:table-cell>
          <table:table-cell office:value-type="float" office:value="0.0196345164185706">
            <text:p>0.0196345164185706</text:p>
          </table:table-cell>
          <table:table-cell office:value-type="float" office:value="0.0465360662880097">
            <text:p>0.0465360662880097</text:p>
          </table:table-cell>
          <table:table-cell office:value-type="float" office:value="0.8819372240730095">
            <text:p>0.8819372240730095</text:p>
          </table:table-cell>
          <table:table-cell office:value-type="float" office:value="17.64334569493938">
            <text:p>17.64334569493938</text:p>
          </table:table-cell>
          <table:table-cell office:value-type="float" office:value="6.6757355823140365">
            <text:p>6.6757355823140365</text:p>
          </table:table-cell>
          <table:table-cell office:value-type="float" office:value="15.822262537923322">
            <text:p>15.822262537923322</text:p>
          </table:table-cell>
          <table:table-cell office:value-type="float" office:value="299.85865618482325">
            <text:p>299.8586561848232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5138231086172628">
            <text:p>0.5138231086172628</text:p>
          </table:table-cell>
          <table:table-cell office:value-type="float" office:value="1.0">
            <text:p>1.0</text:p>
          </table:table-cell>
          <table:table-cell office:value-type="string" office:string-value="14">
            <text:p>14</text:p>
          </table:table-cell>
          <table:table-cell office:value-type="float" office:value="0.2937300636318981">
            <text:p>0.2937300636318981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177">
            <text:p>0.017177</text:p>
          </table:table-cell>
          <table:table-cell office:value-type="float" office:value="1.2166440406232426">
            <text:p>1.2166440406232426</text:p>
          </table:table-cell>
          <table:table-cell office:value-type="float" office:value="0.2166440406232426">
            <text:p>0.2166440406232426</text:p>
          </table:table-cell>
          <table:table-cell office:value-type="float" office:value="1.1730560320417676">
            <text:p>1.1730560320417676</text:p>
          </table:table-cell>
          <table:table-cell office:value-type="float" office:value="0.8986832501571236">
            <text:p>0.8986832501571236</text:p>
          </table:table-cell>
          <table:table-cell office:value-type="float" office:value="121.50407669967582">
            <text:p>121.50407669967582</text:p>
          </table:table-cell>
          <table:table-cell office:value-type="float" office:value="21.635855064830448">
            <text:p>21.635855064830448</text:p>
          </table:table-cell>
          <table:table-cell office:value-type="float" office:value="117.15101979803956">
            <text:p>117.15101979803956</text:p>
          </table:table-cell>
          <table:table-cell office:value-type="float" office:value="89.74989800621482">
            <text:p>89.74989800621482</text:p>
          </table:table-cell>
          <table:table-cell office:value-type="float" office:value="248.62104252843585">
            <text:p>248.62104252843585</text:p>
          </table:table-cell>
          <table:table-cell office:value-type="float" office:value="0.570531649504385">
            <text:p>0.570531649504385</text:p>
          </table:table-cell>
          <table:table-cell office:value-type="float" office:value="24.525087759097097">
            <text:p>24.525087759097097</text:p>
          </table:table-cell>
          <table:table-cell office:value-type="float" office:value="31.835643116384794">
            <text:p>31.835643116384794</text:p>
          </table:table-cell>
          <table:table-cell office:value-type="float" office:value="0.0435880085814748">
            <text:p>0.0435880085814748</text:p>
          </table:table-cell>
          <table:table-cell office:value-type="float" office:value="0.0179671657851108">
            <text:p>0.0179671657851108</text:p>
          </table:table-cell>
          <table:table-cell office:value-type="float" office:value="0.0397615754762905">
            <text:p>0.0397615754762905</text:p>
          </table:table-cell>
          <table:table-cell office:value-type="float" office:value="0.8986832501571236">
            <text:p>0.8986832501571236</text:p>
          </table:table-cell>
          <table:table-cell office:value-type="float" office:value="14.81992291770144">
            <text:p>14.81992291770144</text:p>
          </table:table-cell>
          <table:table-cell office:value-type="float" office:value="6.108836366937696">
            <text:p>6.108836366937696</text:p>
          </table:table-cell>
          <table:table-cell office:value-type="float" office:value="13.518935661938787">
            <text:p>13.518935661938787</text:p>
          </table:table-cell>
          <table:table-cell office:value-type="float" office:value="305.55230505342206">
            <text:p>305.5523050534220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425487390781752">
            <text:p>0.3425487390781752</text:p>
          </table:table-cell>
          <table:table-cell office:value-type="float" office:value="1.0">
            <text:p>1.0</text:p>
          </table:table-cell>
          <table:table-cell office:value-type="string" office:string-value="15">
            <text:p>15</text:p>
          </table:table-cell>
          <table:table-cell office:value-type="float" office:value="0.2122103829267965">
            <text:p>0.212210382926796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8609999999999">
            <text:p>0.0178609999999999</text:p>
          </table:table-cell>
          <table:table-cell office:value-type="float" office:value="1.2204194518124258">
            <text:p>1.2204194518124258</text:p>
          </table:table-cell>
          <table:table-cell office:value-type="float" office:value="0.2204194518124258">
            <text:p>0.2204194518124258</text:p>
          </table:table-cell>
          <table:table-cell office:value-type="float" office:value="1.1840371116426556">
            <text:p>1.1840371116426556</text:p>
          </table:table-cell>
          <table:table-cell office:value-type="float" office:value="0.9135958587831888">
            <text:p>0.9135958587831888</text:p>
          </table:table-cell>
          <table:table-cell office:value-type="float" office:value="88.05513092814486">
            <text:p>88.05513092814486</text:p>
          </table:table-cell>
          <table:table-cell office:value-type="float" office:value="15.903600733034018">
            <text:p>15.903600733034018</text:p>
          </table:table-cell>
          <table:table-cell office:value-type="float" office:value="85.43008941281688">
            <text:p>85.43008941281688</text:p>
          </table:table-cell>
          <table:table-cell office:value-type="float" office:value="65.91733919112346">
            <text:p>65.91733919112346</text:p>
          </table:table-cell>
          <table:table-cell office:value-type="float" office:value="265.8642054269563">
            <text:p>265.8642054269563</text:p>
          </table:table-cell>
          <table:table-cell office:value-type="float" office:value="0.4444605889016879">
            <text:p>0.4444605889016879</text:p>
          </table:table-cell>
          <table:table-cell office:value-type="float" office:value="19.311554163830007">
            <text:p>19.311554163830007</text:p>
          </table:table-cell>
          <table:table-cell office:value-type="float" office:value="25.002371806596297">
            <text:p>25.002371806596297</text:p>
          </table:table-cell>
          <table:table-cell office:value-type="float" office:value="0.0363823401697702">
            <text:p>0.0363823401697702</text:p>
          </table:table-cell>
          <table:table-cell office:value-type="float" office:value="0.0163879705161053">
            <text:p>0.0163879705161053</text:p>
          </table:table-cell>
          <table:table-cell office:value-type="float" office:value="0.0336338305309357">
            <text:p>0.0336338305309357</text:p>
          </table:table-cell>
          <table:table-cell office:value-type="float" office:value="0.9135958587831888">
            <text:p>0.9135958587831888</text:p>
          </table:table-cell>
          <table:table-cell office:value-type="float" office:value="12.36999565772189">
            <text:p>12.36999565772189</text:p>
          </table:table-cell>
          <table:table-cell office:value-type="float" office:value="5.571909975475811">
            <text:p>5.571909975475811</text:p>
          </table:table-cell>
          <table:table-cell office:value-type="float" office:value="11.435502380518143">
            <text:p>11.435502380518143</text:p>
          </table:table-cell>
          <table:table-cell office:value-type="float" office:value="310.62259198628414">
            <text:p>310.6225919862841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283658260521167">
            <text:p>0.2283658260521167</text:p>
          </table:table-cell>
          <table:table-cell office:value-type="float" office:value="1.0">
            <text:p>1.0</text:p>
          </table:table-cell>
          <table:table-cell office:value-type="string" office:string-value="16">
            <text:p>16</text:p>
          </table:table-cell>
          <table:table-cell office:value-type="float" office:value="0.1503751770936002">
            <text:p>0.150375177093600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8799999999999">
            <text:p>0.0168799999999999</text:p>
          </table:table-cell>
          <table:table-cell office:value-type="float" office:value="1.2238050255270585">
            <text:p>1.2238050255270585</text:p>
          </table:table-cell>
          <table:table-cell office:value-type="float" office:value="0.2238050255270585">
            <text:p>0.2238050255270585</text:p>
          </table:table-cell>
          <table:table-cell office:value-type="float" office:value="1.1935839918792173">
            <text:p>1.1935839918792173</text:p>
          </table:table-cell>
          <table:table-cell office:value-type="float" office:value="0.9266410633158776">
            <text:p>0.9266410633158776</text:p>
          </table:table-cell>
          <table:table-cell office:value-type="float" office:value="62.5701651301676">
            <text:p>62.5701651301676</text:p>
          </table:table-cell>
          <table:table-cell office:value-type="float" office:value="11.442604918343513">
            <text:p>11.442604918343513</text:p>
          </table:table-cell>
          <table:table-cell office:value-type="float" office:value="61.02503741267402">
            <text:p>61.02503741267402</text:p>
          </table:table-cell>
          <table:table-cell office:value-type="float" office:value="47.376896759431226">
            <text:p>47.376896759431226</text:p>
          </table:table-cell>
          <table:table-cell office:value-type="float" office:value="280.2479468192356">
            <text:p>280.2479468192356</text:p>
          </table:table-cell>
          <table:table-cell office:value-type="float" office:value="0.3401183306401734">
            <text:p>0.3401183306401734</text:p>
          </table:table-cell>
          <table:table-cell office:value-type="float" office:value="15.051990746593711">
            <text:p>15.051990746593711</text:p>
          </table:table-cell>
          <table:table-cell office:value-type="float" office:value="19.417905630928992">
            <text:p>19.417905630928992</text:p>
          </table:table-cell>
          <table:table-cell office:value-type="float" office:value="0.0302210336478412">
            <text:p>0.0302210336478412</text:p>
          </table:table-cell>
          <table:table-cell office:value-type="float" office:value="0.0149117728487849">
            <text:p>0.0149117728487849</text:p>
          </table:table-cell>
          <table:table-cell office:value-type="float" office:value="0.0282261301874963">
            <text:p>0.0282261301874963</text:p>
          </table:table-cell>
          <table:table-cell office:value-type="float" office:value="0.9266410633158776">
            <text:p>0.9266410633158776</text:p>
          </table:table-cell>
          <table:table-cell office:value-type="float" office:value="10.275151440266018">
            <text:p>10.275151440266018</text:p>
          </table:table-cell>
          <table:table-cell office:value-type="float" office:value="5.070002768586873">
            <text:p>5.070002768586873</text:p>
          </table:table-cell>
          <table:table-cell office:value-type="float" office:value="9.596884263748745">
            <text:p>9.596884263748745</text:p>
          </table:table-cell>
          <table:table-cell office:value-type="float" office:value="315.0579615273984">
            <text:p>315.057961527398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522438840347445">
            <text:p>0.1522438840347445</text:p>
          </table:table-cell>
          <table:table-cell office:value-type="float" office:value="1.0">
            <text:p>1.0</text:p>
          </table:table-cell>
          <table:table-cell office:value-type="string" office:string-value="17">
            <text:p>17</text:p>
          </table:table-cell>
          <table:table-cell office:value-type="float" office:value="0.1049710028900047">
            <text:p>0.1049710028900047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892">
            <text:p>0.016892</text:p>
          </table:table-cell>
          <table:table-cell office:value-type="float" office:value="1.2268162731232313">
            <text:p>1.2268162731232313</text:p>
          </table:table-cell>
          <table:table-cell office:value-type="float" office:value="0.2268162731232313">
            <text:p>0.2268162731232313</text:p>
          </table:table-cell>
          <table:table-cell office:value-type="float" office:value="1.2018061682738168">
            <text:p>1.2018061682738168</text:p>
          </table:table-cell>
          <table:table-cell office:value-type="float" office:value="0.9379020765186282">
            <text:p>0.9379020765186282</text:p>
          </table:table-cell>
          <table:table-cell office:value-type="float" office:value="43.785245747518005">
            <text:p>43.785245747518005</text:p>
          </table:table-cell>
          <table:table-cell office:value-type="float" office:value="8.095104764916398">
            <text:p>8.095104764916398</text:p>
          </table:table-cell>
          <table:table-cell office:value-type="float" office:value="42.89263157945276">
            <text:p>42.89263157945276</text:p>
          </table:table-cell>
          <table:table-cell office:value-type="float" office:value="33.473857338824644">
            <text:p>33.473857338824644</text:p>
          </table:table-cell>
          <table:table-cell office:value-type="float" office:value="291.9778985996914">
            <text:p>291.9778985996914</text:p>
          </table:table-cell>
          <table:table-cell office:value-type="float" office:value="0.2567295713745917">
            <text:p>0.2567295713745917</text:p>
          </table:table-cell>
          <table:table-cell office:value-type="float" office:value="11.66677036519418">
            <text:p>11.66677036519418</text:p>
          </table:table-cell>
          <table:table-cell office:value-type="float" office:value="14.985307480073557">
            <text:p>14.985307480073557</text:p>
          </table:table-cell>
          <table:table-cell office:value-type="float" office:value="0.0250101048494144">
            <text:p>0.0250101048494144</text:p>
          </table:table-cell>
          <table:table-cell office:value-type="float" office:value="0.013544960531532">
            <text:p>0.013544960531532</text:p>
          </table:table-cell>
          <table:table-cell office:value-type="float" office:value="0.0235428581004252">
            <text:p>0.0235428581004252</text:p>
          </table:table-cell>
          <table:table-cell office:value-type="float" office:value="0.9379020765186282">
            <text:p>0.9379020765186282</text:p>
          </table:table-cell>
          <table:table-cell office:value-type="float" office:value="8.503435648800915">
            <text:p>8.503435648800915</text:p>
          </table:table-cell>
          <table:table-cell office:value-type="float" office:value="4.605286580720882">
            <text:p>4.605286580720882</text:p>
          </table:table-cell>
          <table:table-cell office:value-type="float" office:value="8.004571754144576">
            <text:p>8.004571754144576</text:p>
          </table:table-cell>
          <table:table-cell office:value-type="float" office:value="318.8867060163336">
            <text:p>318.886706016333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014959226898296">
            <text:p>0.1014959226898296</text:p>
          </table:table-cell>
          <table:table-cell office:value-type="float" office:value="1.0">
            <text:p>1.0</text:p>
          </table:table-cell>
          <table:table-cell office:value-type="string" office:string-value="18">
            <text:p>18</text:p>
          </table:table-cell>
          <table:table-cell office:value-type="float" office:value="0.0724458695548223">
            <text:p>0.0724458695548223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278">
            <text:p>0.017278</text:p>
          </table:table-cell>
          <table:table-cell office:value-type="float" office:value="1.2294804172970253">
            <text:p>1.2294804172970253</text:p>
          </table:table-cell>
          <table:table-cell office:value-type="float" office:value="0.2294804172970253">
            <text:p>0.2294804172970253</text:p>
          </table:table-cell>
          <table:table-cell office:value-type="float" office:value="1.2088416314348087">
            <text:p>1.2088416314348087</text:p>
          </table:table-cell>
          <table:table-cell office:value-type="float" office:value="0.9475292042869587">
            <text:p>0.9475292042869587</text:p>
          </table:table-cell>
          <table:table-cell office:value-type="float" office:value="30.284064496780996">
            <text:p>30.284064496780996</text:p>
          </table:table-cell>
          <table:table-cell office:value-type="float" office:value="5.652468848141408">
            <text:p>5.652468848141408</text:p>
          </table:table-cell>
          <table:table-cell office:value-type="float" office:value="29.775698268744012">
            <text:p>29.775698268744012</text:p>
          </table:table-cell>
          <table:table-cell office:value-type="float" office:value="23.339156225273584">
            <text:p>23.339156225273584</text:p>
          </table:table-cell>
          <table:table-cell office:value-type="float" office:value="301.4055598780848">
            <text:p>301.4055598780848</text:p>
          </table:table-cell>
          <table:table-cell office:value-type="float" office:value="0.1918195412549985">
            <text:p>0.1918195412549985</text:p>
          </table:table-cell>
          <table:table-cell office:value-type="float" office:value="9.026028116729618">
            <text:p>9.026028116729618</text:p>
          </table:table-cell>
          <table:table-cell office:value-type="float" office:value="11.536521921496618">
            <text:p>11.536521921496618</text:p>
          </table:table-cell>
          <table:table-cell office:value-type="float" office:value="0.0206387858622165">
            <text:p>0.0206387858622165</text:p>
          </table:table-cell>
          <table:table-cell office:value-type="float" office:value="0.0122879089899363">
            <text:p>0.0122879089899363</text:p>
          </table:table-cell>
          <table:table-cell office:value-type="float" office:value="0.0195441008608883">
            <text:p>0.0195441008608883</text:p>
          </table:table-cell>
          <table:table-cell office:value-type="float" office:value="0.9475292042869587">
            <text:p>0.9475292042869587</text:p>
          </table:table-cell>
          <table:table-cell office:value-type="float" office:value="7.0171871931536325">
            <text:p>7.0171871931536325</text:p>
          </table:table-cell>
          <table:table-cell office:value-type="float" office:value="4.177889056578375">
            <text:p>4.177889056578375</text:p>
          </table:table-cell>
          <table:table-cell office:value-type="float" office:value="6.644994292702027">
            <text:p>6.644994292702027</text:p>
          </table:table-cell>
          <table:table-cell office:value-type="float" office:value="322.159929457566">
            <text:p>322.15992945756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676639484598864">
            <text:p>0.0676639484598864</text:p>
          </table:table-cell>
          <table:table-cell office:value-type="float" office:value="1.0">
            <text:p>1.0</text:p>
          </table:table-cell>
          <table:table-cell office:value-type="string" office:string-value="19">
            <text:p>19</text:p>
          </table:table-cell>
          <table:table-cell office:value-type="float" office:value="0.0495731526952336">
            <text:p>0.0495731526952336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71">
            <text:p>0.01771</text:p>
          </table:table-cell>
          <table:table-cell office:value-type="float" office:value="1.231829834154568">
            <text:p>1.231829834154568</text:p>
          </table:table-cell>
          <table:table-cell office:value-type="float" office:value="0.2318298341545682">
            <text:p>0.2318298341545682</text:p>
          </table:table-cell>
          <table:table-cell office:value-type="float" office:value="1.2148357066142808">
            <text:p>1.2148357066142808</text:p>
          </table:table-cell>
          <table:table-cell office:value-type="float" office:value="0.9557026689156856">
            <text:p>0.9557026689156856</text:p>
          </table:table-cell>
          <table:table-cell office:value-type="float" office:value="20.76233407745018">
            <text:p>20.76233407745018</text:p>
          </table:table-cell>
          <table:table-cell office:value-type="float" office:value="3.907462161070736">
            <text:p>3.907462161070736</text:p>
          </table:table-cell>
          <table:table-cell office:value-type="float" office:value="20.47590023442802">
            <text:p>20.47590023442802</text:p>
          </table:table-cell>
          <table:table-cell office:value-type="float" office:value="16.108246074715876">
            <text:p>16.108246074715876</text:p>
          </table:table-cell>
          <table:table-cell office:value-type="float" office:value="308.92108284420425">
            <text:p>308.92108284420425</text:p>
          </table:table-cell>
          <table:table-cell office:value-type="float" office:value="0.1422641592089752">
            <text:p>0.1422641592089752</text:p>
          </table:table-cell>
          <table:table-cell office:value-type="float" office:value="6.989196839243323">
            <text:p>6.989196839243323</text:p>
          </table:table-cell>
          <table:table-cell office:value-type="float" office:value="8.886363588676671">
            <text:p>8.886363588676671</text:p>
          </table:table-cell>
          <table:table-cell office:value-type="float" office:value="0.0169941275402871">
            <text:p>0.0169941275402871</text:p>
          </table:table-cell>
          <table:table-cell office:value-type="float" office:value="0.0111373071682879">
            <text:p>0.0111373071682879</text:p>
          </table:table-cell>
          <table:table-cell office:value-type="float" office:value="0.016165896375739">
            <text:p>0.016165896375739</text:p>
          </table:table-cell>
          <table:table-cell office:value-type="float" office:value="0.9557026689156856">
            <text:p>0.9557026689156856</text:p>
          </table:table-cell>
          <table:table-cell office:value-type="float" office:value="5.778003363697639">
            <text:p>5.778003363697639</text:p>
          </table:table-cell>
          <table:table-cell office:value-type="float" office:value="3.7866844372179127">
            <text:p>3.7866844372179127</text:p>
          </table:table-cell>
          <table:table-cell office:value-type="float" office:value="5.49640476775128">
            <text:p>5.49640476775128</text:p>
          </table:table-cell>
          <table:table-cell office:value-type="float" office:value="324.9389074313332">
            <text:p>324.938907431333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451092989732576">
            <text:p>0.0451092989732576</text:p>
          </table:table-cell>
          <table:table-cell office:value-type="float" office:value="1.0">
            <text:p>1.0</text:p>
          </table:table-cell>
          <table:table-cell office:value-type="string" office:string-value="20">
            <text:p>20</text:p>
          </table:table-cell>
          <table:table-cell office:value-type="float" office:value="0.0337065548359105">
            <text:p>0.0337065548359105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164">
            <text:p>0.019164</text:p>
          </table:table-cell>
          <table:table-cell office:value-type="float" office:value="1.2338980916398667">
            <text:p>1.2338980916398667</text:p>
          </table:table-cell>
          <table:table-cell office:value-type="float" office:value="0.2338980916398668">
            <text:p>0.2338980916398668</text:p>
          </table:table-cell>
          <table:table-cell office:value-type="float" office:value="1.2199288098653431">
            <text:p>1.2199288098653431</text:p>
          </table:table-cell>
          <table:table-cell office:value-type="float" office:value="0.962608510722453">
            <text:p>0.962608510722453</text:p>
          </table:table-cell>
          <table:table-cell office:value-type="float" office:value="14.140754253846726">
            <text:p>14.140754253846726</text:p>
          </table:table-cell>
          <table:table-cell office:value-type="float" office:value="2.6805256096371566">
            <text:p>2.6805256096371566</text:p>
          </table:table-cell>
          <table:table-cell office:value-type="float" office:value="13.980663090715296">
            <text:p>13.980663090715296</text:p>
          </table:table-cell>
          <table:table-cell office:value-type="float" office:value="11.031713627741372">
            <text:p>11.031713627741372</text:p>
          </table:table-cell>
          <table:table-cell office:value-type="float" office:value="314.8916637654267">
            <text:p>314.8916637654267</text:p>
          </table:table-cell>
          <table:table-cell office:value-type="float" office:value="0.1049590675460332">
            <text:p>0.1049590675460332</text:p>
          </table:table-cell>
          <table:table-cell office:value-type="float" office:value="5.427048837894705">
            <text:p>5.427048837894705</text:p>
          </table:table-cell>
          <table:table-cell office:value-type="float" office:value="6.863221974766649">
            <text:p>6.863221974766649</text:p>
          </table:table-cell>
          <table:table-cell office:value-type="float" office:value="0.0139692817745236">
            <text:p>0.0139692817745236</text:p>
          </table:table-cell>
          <table:table-cell office:value-type="float" office:value="0.0100876703332017">
            <text:p>0.0100876703332017</text:p>
          </table:table-cell>
          <table:table-cell office:value-type="float" office:value="0.0133345371698215">
            <text:p>0.0133345371698215</text:p>
          </table:table-cell>
          <table:table-cell office:value-type="float" office:value="0.962608510722453">
            <text:p>0.962608510722453</text:p>
          </table:table-cell>
          <table:table-cell office:value-type="float" office:value="4.749555803338028">
            <text:p>4.749555803338028</text:p>
          </table:table-cell>
          <table:table-cell office:value-type="float" office:value="3.429807913288609">
            <text:p>3.429807913288609</text:p>
          </table:table-cell>
          <table:table-cell office:value-type="float" office:value="4.533742637739337">
            <text:p>4.533742637739337</text:p>
          </table:table-cell>
          <table:table-cell office:value-type="float" office:value="327.28689364563405">
            <text:p>327.2868936456340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300728659821717">
            <text:p>0.0300728659821717</text:p>
          </table:table-cell>
          <table:table-cell office:value-type="float" office:value="1.0">
            <text:p>1.0</text:p>
          </table:table-cell>
          <table:table-cell office:value-type="string" office:string-value="21">
            <text:p>21</text:p>
          </table:table-cell>
          <table:table-cell office:value-type="float" office:value="0.0228100384777529">
            <text:p>0.0228100384777529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79559999999999">
            <text:p>0.0179559999999999</text:p>
          </table:table-cell>
          <table:table-cell office:value-type="float" office:value="1.2357173938970134">
            <text:p>1.2357173938970134</text:p>
          </table:table-cell>
          <table:table-cell office:value-type="float" office:value="0.2357173938970135">
            <text:p>0.2357173938970135</text:p>
          </table:table-cell>
          <table:table-cell office:value-type="float" office:value="1.2242497989128367">
            <text:p>1.2242497989128367</text:p>
          </table:table-cell>
          <table:table-cell office:value-type="float" office:value="0.9684242386295788">
            <text:p>0.9684242386295788</text:p>
          </table:table-cell>
          <table:table-cell office:value-type="float" office:value="9.583498842822609">
            <text:p>9.583498842822609</text:p>
          </table:table-cell>
          <table:table-cell office:value-type="float" office:value="1.8280857603866163">
            <text:p>1.8280857603866163</text:p>
          </table:table-cell>
          <table:table-cell office:value-type="float" office:value="9.494562906658247">
            <text:p>9.494562906658247</text:p>
          </table:table-cell>
          <table:table-cell office:value-type="float" office:value="7.510530009615952">
            <text:p>7.510530009615952</text:p>
          </table:table-cell>
          <table:table-cell office:value-type="float" office:value="319.6342901323471">
            <text:p>319.6342901323471</text:p>
          </table:table-cell>
          <table:table-cell office:value-type="float" office:value="0.0771550326390722">
            <text:p>0.0771550326390722</text:p>
          </table:table-cell>
          <table:table-cell office:value-type="float" office:value="4.2307438122022845">
            <text:p>4.2307438122022845</text:p>
          </table:table-cell>
          <table:table-cell office:value-type="float" office:value="5.322052156868453">
            <text:p>5.322052156868453</text:p>
          </table:table-cell>
          <table:table-cell office:value-type="float" office:value="0.0114675949841764">
            <text:p>0.0114675949841764</text:p>
          </table:table-cell>
          <table:table-cell office:value-type="float" office:value="0.0091325658855538">
            <text:p>0.0091325658855538</text:p>
          </table:table-cell>
          <table:table-cell office:value-type="float" office:value="0.0109756005006907">
            <text:p>0.0109756005006907</text:p>
          </table:table-cell>
          <table:table-cell office:value-type="float" office:value="0.9684242386295788">
            <text:p>0.9684242386295788</text:p>
          </table:table-cell>
          <table:table-cell office:value-type="float" office:value="3.8989822946200055">
            <text:p>3.8989822946200055</text:p>
          </table:table-cell>
          <table:table-cell office:value-type="float" office:value="3.1050724010883224">
            <text:p>3.1050724010883224</text:p>
          </table:table-cell>
          <table:table-cell office:value-type="float" office:value="3.731704170234871">
            <text:p>3.731704170234871</text:p>
          </table:table-cell>
          <table:table-cell office:value-type="float" office:value="329.2642411340568">
            <text:p>329.264241134056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200485773214478">
            <text:p>0.0200485773214478</text:p>
          </table:table-cell>
          <table:table-cell office:value-type="float" office:value="1.0">
            <text:p>1.0</text:p>
          </table:table-cell>
          <table:table-cell office:value-type="string" office:string-value="22">
            <text:p>22</text:p>
          </table:table-cell>
          <table:table-cell office:value-type="float" office:value="0.0153817669991633">
            <text:p>0.0153817669991633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56999999999999">
            <text:p>0.0156999999999999</text:p>
          </table:table-cell>
          <table:table-cell office:value-type="float" office:value="1.2373180353441364">
            <text:p>1.2373180353441364</text:p>
          </table:table-cell>
          <table:table-cell office:value-type="float" office:value="0.2373180353441365">
            <text:p>0.2373180353441365</text:p>
          </table:table-cell>
          <table:table-cell office:value-type="float" office:value="1.227913933503118">
            <text:p>1.227913933503118</text:p>
          </table:table-cell>
          <table:table-cell office:value-type="float" office:value="0.973312085710009">
            <text:p>0.973312085710009</text:p>
          </table:table-cell>
          <table:table-cell office:value-type="float" office:value="6.470926825998878">
            <text:p>6.470926825998878</text:p>
          </table:table-cell>
          <table:table-cell office:value-type="float" office:value="1.2411260462833276">
            <text:p>1.2411260462833276</text:p>
          </table:table-cell>
          <table:table-cell office:value-type="float" office:value="6.421745246858195">
            <text:p>6.421745246858195</text:p>
          </table:table-cell>
          <table:table-cell office:value-type="float" office:value="5.090228304752774">
            <text:p>5.090228304752774</text:p>
          </table:table-cell>
          <table:table-cell office:value-type="float" office:value="323.40948735268626">
            <text:p>323.40948735268626</text:p>
          </table:table-cell>
          <table:table-cell office:value-type="float" office:value="0.0565792041420766">
            <text:p>0.0565792041420766</text:p>
          </table:table-cell>
          <table:table-cell office:value-type="float" office:value="3.3132564214293785">
            <text:p>3.3132564214293785</text:p>
          </table:table-cell>
          <table:table-cell office:value-type="float" office:value="4.1467861631454">
            <text:p>4.1467861631454</text:p>
          </table:table-cell>
          <table:table-cell office:value-type="float" office:value="0.0094041018410184">
            <text:p>0.0094041018410184</text:p>
          </table:table-cell>
          <table:table-cell office:value-type="float" office:value="0.0082647513564871">
            <text:p>0.0082647513564871</text:p>
          </table:table-cell>
          <table:table-cell office:value-type="float" office:value="0.0090190610924854">
            <text:p>0.0090190610924854</text:p>
          </table:table-cell>
          <table:table-cell office:value-type="float" office:value="0.973312085710009">
            <text:p>0.973312085710009</text:p>
          </table:table-cell>
          <table:table-cell office:value-type="float" office:value="3.197394625946281">
            <text:p>3.197394625946281</text:p>
          </table:table-cell>
          <table:table-cell office:value-type="float" office:value="2.8100154612056154">
            <text:p>2.8100154612056154</text:p>
          </table:table-cell>
          <table:table-cell office:value-type="float" office:value="3.0664807714450366">
            <text:p>3.0664807714450366</text:p>
          </table:table-cell>
          <table:table-cell office:value-type="float" office:value="330.92610914140306">
            <text:p>330.9261091414030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33657182142985">
            <text:p>0.0133657182142985</text:p>
          </table:table-cell>
          <table:table-cell office:value-type="float" office:value="1.0">
            <text:p>1.0</text:p>
          </table:table-cell>
          <table:table-cell office:value-type="string" office:string-value="23">
            <text:p>23</text:p>
          </table:table-cell>
          <table:table-cell office:value-type="float" office:value="0.0103452538656074">
            <text:p>0.0103452538656074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63799999999999">
            <text:p>0.0163799999999999</text:p>
          </table:table-cell>
          <table:table-cell office:value-type="float" office:value="1.2387268765338175">
            <text:p>1.2387268765338175</text:p>
          </table:table-cell>
          <table:table-cell office:value-type="float" office:value="0.2387268765338176">
            <text:p>0.2387268765338176</text:p>
          </table:table-cell>
          <table:table-cell office:value-type="float" office:value="1.2310213191310075">
            <text:p>1.2310213191310075</text:p>
          </table:table-cell>
          <table:table-cell office:value-type="float" office:value="0.9774152684383288">
            <text:p>0.9774152684383288</text:p>
          </table:table-cell>
          <table:table-cell office:value-type="float" office:value="4.357080962683725">
            <text:p>4.357080962683725</text:p>
          </table:table-cell>
          <table:table-cell office:value-type="float" office:value="0.8396946483771947">
            <text:p>0.8396946483771947</text:p>
          </table:table-cell>
          <table:table-cell office:value-type="float" office:value="4.329977540530978">
            <text:p>4.329977540530978</text:p>
          </table:table-cell>
          <table:table-cell office:value-type="float" office:value="3.4379470885992207">
            <text:p>3.4379470885992207</text:p>
          </table:table-cell>
          <table:table-cell office:value-type="float" office:value="326.42499597625425">
            <text:p>326.42499597625425</text:p>
          </table:table-cell>
          <table:table-cell office:value-type="float" office:value="0.0414257310807843">
            <text:p>0.0414257310807843</text:p>
          </table:table-cell>
          <table:table-cell office:value-type="float" office:value="2.60716328965188">
            <text:p>2.60716328965188</text:p>
          </table:table-cell>
          <table:table-cell office:value-type="float" office:value="3.2476062720448287">
            <text:p>3.2476062720448287</text:p>
          </table:table-cell>
          <table:table-cell office:value-type="float" office:value="0.0077055574028099">
            <text:p>0.0077055574028099</text:p>
          </table:table-cell>
          <table:table-cell office:value-type="float" office:value="0.0074773872923839">
            <text:p>0.0074773872923839</text:p>
          </table:table-cell>
          <table:table-cell office:value-type="float" office:value="0.0074017868664774">
            <text:p>0.0074017868664774</text:p>
          </table:table-cell>
          <table:table-cell office:value-type="float" office:value="0.9774152684383288">
            <text:p>0.9774152684383288</text:p>
          </table:table-cell>
          <table:table-cell office:value-type="float" office:value="2.6198895169553937">
            <text:p>2.6198895169553937</text:p>
          </table:table-cell>
          <table:table-cell office:value-type="float" office:value="2.5423116794105343">
            <text:p>2.5423116794105343</text:p>
          </table:table-cell>
          <table:table-cell office:value-type="float" office:value="2.51660753460232">
            <text:p>2.51660753460232</text:p>
          </table:table-cell>
          <table:table-cell office:value-type="float" office:value="332.3211912690318">
            <text:p>332.321191269031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89104788095323">
            <text:p>0.0089104788095323</text:p>
          </table:table-cell>
          <table:table-cell office:value-type="float" office:value="1.0">
            <text:p>1.0</text:p>
          </table:table-cell>
          <table:table-cell office:value-type="string" office:string-value="24">
            <text:p>24</text:p>
          </table:table-cell>
          <table:table-cell office:value-type="float" office:value="0.0069440784360235">
            <text:p>0.006944078436023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87489999999999">
            <text:p>0.0187489999999999</text:p>
          </table:table-cell>
          <table:table-cell office:value-type="float" office:value="1.2399681071940147">
            <text:p>1.2399681071940147</text:p>
          </table:table-cell>
          <table:table-cell office:value-type="float" office:value="0.239968107194015">
            <text:p>0.239968107194015</text:p>
          </table:table-cell>
          <table:table-cell office:value-type="float" office:value="1.233658449136666">
            <text:p>1.233658449136666</text:p>
          </table:table-cell>
          <table:table-cell office:value-type="float" office:value="0.9808583430259302">
            <text:p>0.9808583430259302</text:p>
          </table:table-cell>
          <table:table-cell office:value-type="float" office:value="2.927548170137785">
            <text:p>2.927548170137785</text:p>
          </table:table-cell>
          <table:table-cell office:value-type="float" office:value="0.566561501889778">
            <text:p>0.566561501889778</text:p>
          </table:table-cell>
          <table:table-cell office:value-type="float" office:value="2.9126511515831806">
            <text:p>2.9126511515831806</text:p>
          </table:table-cell>
          <table:table-cell office:value-type="float" office:value="2.315793471324052">
            <text:p>2.315793471324052</text:p>
          </table:table-cell>
          <table:table-cell office:value-type="float" office:value="328.84391718619383">
            <text:p>328.84391718619383</text:p>
          </table:table-cell>
          <table:table-cell office:value-type="float" office:value="0.0303028146930863">
            <text:p>0.0303028146930863</text:p>
          </table:table-cell>
          <table:table-cell office:value-type="float" office:value="2.061206055103367">
            <text:p>2.061206055103367</text:p>
          </table:table-cell>
          <table:table-cell office:value-type="float" office:value="2.556410572826079">
            <text:p>2.556410572826079</text:p>
          </table:table-cell>
          <table:table-cell office:value-type="float" office:value="0.0063096580573489">
            <text:p>0.0063096580573489</text:p>
          </table:table-cell>
          <table:table-cell office:value-type="float" office:value="0.0067635826333181">
            <text:p>0.0067635826333181</text:p>
          </table:table-cell>
          <table:table-cell office:value-type="float" office:value="0.0060684162834026">
            <text:p>0.0060684162834026</text:p>
          </table:table-cell>
          <table:table-cell office:value-type="float" office:value="0.9808583430259302">
            <text:p>0.9808583430259302</text:p>
          </table:table-cell>
          <table:table-cell office:value-type="float" office:value="2.1452837394986446">
            <text:p>2.1452837394986446</text:p>
          </table:table-cell>
          <table:table-cell office:value-type="float" office:value="2.2996180953281855">
            <text:p>2.2996180953281855</text:p>
          </table:table-cell>
          <table:table-cell office:value-type="float" office:value="2.063261536356884">
            <text:p>2.063261536356884</text:p>
          </table:table-cell>
          <table:table-cell office:value-type="float" office:value="333.49183662881626">
            <text:p>333.4918366288162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59403192063549">
            <text:p>0.0059403192063549</text:p>
          </table:table-cell>
          <table:table-cell office:value-type="float" office:value="1.0">
            <text:p>1.0</text:p>
          </table:table-cell>
          <table:table-cell office:value-type="string" office:string-value="25">
            <text:p>25</text:p>
          </table:table-cell>
          <table:table-cell office:value-type="float" office:value="0.0046540997092168">
            <text:p>0.0046540997092168</text:p>
          </table:table-cell>
          <table:table-cell office:value-type="float" office:value="0.9999999999999998">
            <text:p>0.999999999999999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191489999999999">
            <text:p>0.0191489999999999</text:p>
          </table:table-cell>
          <table:table-cell office:value-type="float" office:value="1.24106280739969">
            <text:p>1.24106280739969</text:p>
          </table:table-cell>
          <table:table-cell office:value-type="float" office:value="0.2410628073996902">
            <text:p>0.2410628073996902</text:p>
          </table:table-cell>
          <table:table-cell office:value-type="float" office:value="1.2358988852709292">
            <text:p>1.2358988852709292</text:p>
          </table:table-cell>
          <table:table-cell office:value-type="float" office:value="0.9837478023571764">
            <text:p>0.9837478023571764</text:p>
          </table:table-cell>
          <table:table-cell office:value-type="float" office:value="1.963850217353193">
            <text:p>1.963850217353193</text:p>
          </table:table-cell>
          <table:table-cell office:value-type="float" office:value="0.3814563162194484">
            <text:p>0.3814563162194484</text:p>
          </table:table-cell>
          <table:table-cell office:value-type="float" office:value="1.9556788584707128">
            <text:p>1.9556788584707128</text:p>
          </table:table-cell>
          <table:table-cell office:value-type="float" office:value="1.5566765227037207">
            <text:p>1.5566765227037207</text:p>
          </table:table-cell>
          <table:table-cell office:value-type="float" office:value="330.79313397291696">
            <text:p>330.79313397291696</text:p>
          </table:table-cell>
          <table:table-cell office:value-type="float" office:value="0.022155840055686">
            <text:p>0.022155840055686</text:p>
          </table:table-cell>
          <table:table-cell office:value-type="float" office:value="1.6368115667112957">
            <text:p>1.6368115667112957</text:p>
          </table:table-cell>
          <table:table-cell office:value-type="float" office:value="2.022151421756126">
            <text:p>2.022151421756126</text:p>
          </table:table-cell>
          <table:table-cell office:value-type="float" office:value="0.0051639221287607">
            <text:p>0.0051639221287607</text:p>
          </table:table-cell>
          <table:table-cell office:value-type="float" office:value="0.0061169696544956">
            <text:p>0.0061169696544956</text:p>
          </table:table-cell>
          <table:table-cell office:value-type="float" office:value="0.004971305859567">
            <text:p>0.004971305859567</text:p>
          </table:table-cell>
          <table:table-cell office:value-type="float" office:value="0.9837478023571764">
            <text:p>0.9837478023571764</text:p>
          </table:table-cell>
          <table:table-cell office:value-type="float" office:value="1.755733523778642">
            <text:p>1.755733523778642</text:p>
          </table:table-cell>
          <table:table-cell office:value-type="float" office:value="2.0797696825285312">
            <text:p>2.0797696825285312</text:p>
          </table:table-cell>
          <table:table-cell office:value-type="float" office:value="1.6902439922528023">
            <text:p>1.6902439922528023</text:p>
          </table:table-cell>
          <table:table-cell office:value-type="float" office:value="334.47425280144">
            <text:p>334.474252801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